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4-07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1-08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10-07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8-13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8-08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7-02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4-08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1-08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10-03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4-10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2-21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1-20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1-09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2-12-14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2-12-13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2-11-2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2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2-09-26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2-09-12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2-08-23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2-08-11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2-07-26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2-07-18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2-06-23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2-05-24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2-05-19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2-05-03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2-04-26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2-03-29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2-02-23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2-01-26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1-12-15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1-11-17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1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1-09-23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1-08-24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1-07-27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1-06-22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1-05-26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1-04-20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1-03-23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1-02-23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1-01-26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0-12-16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0-11-19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0-10-27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0-10-13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0-09-23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0-08-26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0-07-28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0-06-23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0-05-27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0-04-24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0-03-23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0-02-21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20-01-24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9-12-19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9-11-25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9-10-28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9-10-01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9-09-20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9-08-27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9-07-24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9-06-21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9-05-29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9-04-18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9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9-02-22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9-01-23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8-12-21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8-11-28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8-10-23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8-09-25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8-08-28 1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8-07-25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8-06-27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8-05-29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8-04-19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8-03-29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8-02-28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8-01-25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7-12-21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7-11-28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7-10-24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7-09-28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7-08-25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7-07-21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7-06-30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7-05-25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7-04-28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7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7-02-24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7-01-26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6-12-28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6-11-29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6-10-28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6-09-29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6-08-25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6-07-29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6-06-30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6-05-24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6-04-29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6-04-01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6-02-26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6-01-29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5-12-21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5-11-25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5-10-29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5-10-01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5-08-26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5-07-30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5-06-26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5-05-28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5-04-30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5-03-26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5-02-26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5-01-30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4-12-19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4-11-25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4-10-30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4-09-25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4-08-01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4-06-26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4-06-02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4-05-16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4-03-25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4-02-25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4-01-31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3-12-24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3-11-27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3-11-01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3-09-27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3-08-27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3-07-30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3-06-24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3-05-30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3-04-30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3-03-28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3-02-25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3-01-31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2-12-20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2-11-29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2-11-05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2-09-19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2-08-27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2-07-23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2-06-25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2-05-23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2-03-27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2-02-28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2-01-23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1-12-27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1-11-28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1-10-24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1-09-26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1-08-30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1-07-26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1-06-27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1-05-23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1-04-25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1-03-28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1-02-23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1-01-24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0-12-20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0-11-22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0-10-25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0-09-27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0-08-23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0-07-26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0-06-28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0-05-24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0-04-26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0-03-26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0-02-22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10-01-25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9-12-22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9-11-23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9-10-27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9-09-28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9-08-24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9-07-29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9-06-25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9-05-27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9-04-27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9-03-23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9-02-23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9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8-12-23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8-11-24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8-10-28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8-09-22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8-08-26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8-07-29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8-06-25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8-05-20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8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8-03-25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8-02-25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8-01-29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7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7-11-27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7-10-23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7-09-26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7-08-29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7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7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7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7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7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6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6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6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6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6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6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6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6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6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6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6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6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5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5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5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5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5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5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5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5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5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5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4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4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4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4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4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4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4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4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4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4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3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3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3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3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3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3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3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3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3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3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3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2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2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2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2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2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2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2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2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2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2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2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2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1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1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1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1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1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1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1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1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1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1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1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0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0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0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0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0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0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0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0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0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0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0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0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2000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9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9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9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9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9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9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9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9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9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9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9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9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8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8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8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8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8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8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8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8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8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8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7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7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7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7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7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7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7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7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7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7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6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6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6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6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6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6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6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6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6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6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5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5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5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5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5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5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5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5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5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5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5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4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4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4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4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4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4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4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4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4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3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3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3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3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3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3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3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3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3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3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3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3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2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2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2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2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2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2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2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2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2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2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2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2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1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1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1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1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1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1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1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1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1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1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1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1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0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0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0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0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0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0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0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0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0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0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90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9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9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9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9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9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9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9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9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9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9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9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9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8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8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8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8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8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8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8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8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8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8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8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7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7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7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7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7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7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7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7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7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7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6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6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6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6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6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6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6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6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6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6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6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6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5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5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5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5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5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4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4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4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4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4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4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4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3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3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3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3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3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3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3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3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3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3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2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2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2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2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2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2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2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2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2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2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2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1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1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1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1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1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1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1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1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1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1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1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1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0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0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0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0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0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0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0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0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0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0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0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80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9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9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9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9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9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9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9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9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9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9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9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8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8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8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8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8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8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8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8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8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8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8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8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7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7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7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7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7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7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7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7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7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7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7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6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6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6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6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6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6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6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6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6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6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5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5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5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5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5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5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5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5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5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5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5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5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4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4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4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4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4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4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4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4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4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4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4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4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3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3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3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3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3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3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3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3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3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3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3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3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2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2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2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2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2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2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2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2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2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2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2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2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1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1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1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1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1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1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1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1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1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1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1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1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0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0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0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0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0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0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0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0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0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0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0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70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69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69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69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6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69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69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69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69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69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69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69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69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68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68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68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6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68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68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68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68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6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68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68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68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67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67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67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67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67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67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67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67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67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67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67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66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66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66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66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66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66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66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66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66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66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66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66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65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65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65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65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65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6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65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65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65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17070432901</text:p>
          </table:table-cell>
          <table:table-cell office:value-type="string" calcext:value-type="string">
            <text:p>MA-D4W <text:s text:c="2"/>80 DUXBURY, MA</text:p>
          </table:table-cell>
          <table:table-cell office:value-type="string" calcext:value-type="string">
            <text:p>1965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9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00" meta:object-count="0"/>
    <meta:user-defined meta:name="AppVersion">3.0</meta:user-defined>
  </office:meta>
</office:document-meta>
</file>